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204db9" officeooo:paragraph-rsid="00204db9"/>
    </style:style>
    <style:style style:name="P10" style:family="paragraph" style:parent-style-name="Standard">
      <style:text-properties officeooo:rsid="0020989c" officeooo:paragraph-rsid="0020989c"/>
    </style:style>
    <style:style style:name="P11" style:family="paragraph" style:parent-style-name="Standard">
      <style:text-properties officeooo:rsid="0018b361" officeooo:paragraph-rsid="0018b361"/>
    </style:style>
    <style:style style:name="P12" style:family="paragraph" style:parent-style-name="Standard">
      <style:text-properties officeooo:rsid="00211d43" officeooo:paragraph-rsid="00211d43"/>
    </style:style>
    <style:style style:name="T1" style:family="text">
      <style:text-properties officeooo:rsid="0017bd6b"/>
    </style:style>
    <style:style style:name="T2" style:family="text">
      <style:text-properties officeooo:rsid="00211d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9"><text:tab/>otherwise:<text:tab/><text:tab/><text:tab/>collect Token</text:p>
      <text:p text:style-name="P9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10"><text:tab/>letter:<text:tab/><text:tab/><text:tab/><text:tab/>generate error</text:p>
      <text:p text:style-name="P10"><text:tab/><text:tab/><text:tab/><text:tab/><text:tab/>skip to next break</text:p>
      <text:p text:style-name="P10"><text:tab/><text:tab/><text:tab/><text:tab/><text:tab/>state -&gt; lexicalStateStart</text:p>
      <text:p text:style-name="P10"><text:tab/>otherwise:<text:tab/><text:tab/><text:tab/>collect token.</text:p>
      <text:p text:style-name="P10"><text:tab/><text:tab/><text:tab/><text:tab/><text:tab/>state -&gt; lexicalStateStart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soft-page-break/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otherwise:<text:tab/><text:tab/><text:tab/><text:span text:style-name="T2">generate error</text:span></text:p>
      <text:p text:style-name="P12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soft-page-break/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16T09:12:09.991564968</dc:date>
    <meta:editing-duration>PT2H20M</meta:editing-duration>
    <meta:editing-cycles>13</meta:editing-cycles>
    <meta:generator>LibreOffice/5.0.6.3$Linux_x86 LibreOffice_project/00m0$Build-3</meta:generator>
    <meta:document-statistic meta:table-count="0" meta:image-count="0" meta:object-count="0" meta:page-count="4" meta:paragraph-count="155" meta:word-count="354" meta:character-count="4858" meta:non-whitespace-character-count="4096"/>
  </office:meta>
</office:document-meta>
</file>